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cf7c" officeooo:paragraph-rsid="0004c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dentiality protection and physical safeguards: a review</text:p>
      <text:p text:style-name="P1"/>
      <text:p text:style-name="P1">Confidentiality protection is a multi-layered concept, involving statistical (cryptographic) methods and physical safeguards. When providing access to researchers (both internal to the agency and external academic), a tension arises between the level of trust vis-à-vis the researcher, the statistical disclosure limitation applied to the data visible to the researcher; and the physical access mechanisms used by the researcher. In this presentation, I (attempt to) review systems used by national and private research organizations around the world, putting them into the relevant legal and societal contex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Vilhuber</meta:initial-creator>
    <meta:creation-date>2017-01-21T18:38:59.507757823</meta:creation-date>
    <dc:date>2017-01-21T18:50:35.096023423</dc:date>
    <dc:creator>Lars Vilhuber</dc:creator>
    <meta:editing-duration>PT45S</meta:editing-duration>
    <meta:editing-cycles>1</meta:editing-cycles>
    <meta:document-statistic meta:table-count="0" meta:image-count="0" meta:object-count="0" meta:page-count="1" meta:paragraph-count="2" meta:word-count="92" meta:character-count="671" meta:non-whitespace-character-count="580"/>
    <meta:generator>LibreOffice/5.0.6.3$Linux_X86_64 LibreOffice_project/00m0$Build-3</meta:generator>
  </office:meta>
</office:document-meta>
</file>